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utura PT Demi" svg:font-family="Futura PT Demi" style:font-family-generic="swiss" style:font-pitch="variable" svg:panose-1="2 11 7 2 2 2 4 2 3 3"/>
    <style:font-face style:name="Bahnschrift Light" svg:font-family="Bahnschrift Light"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Futura PT Demi" fo:font-size="16pt" style:font-size-asian="16pt"/>
    </style:style>
    <style:style style:name="P2" style:parent-style-name="Normal" style:family="paragraph">
      <style:text-properties style:font-name="Futura PT Demi" fo:color="#FFFFFF" fo:font-size="12pt" style:font-size-asian="12pt"/>
    </style:style>
    <style:style style:name="P3" style:parent-style-name="Normal" style:family="paragraph">
      <style:text-properties style:font-name="Bahnschrift Light" fo:color="#000000" fo:font-size="10pt" style:font-size-asian="10pt"/>
    </style:style>
    <style:style style:name="P4" style:parent-style-name="Normal" style:family="paragraph">
      <style:text-properties style:font-name="Bahnschrift Light" fo:color="#000000" fo:font-size="10pt" style:font-size-asian="10pt"/>
    </style:style>
    <style:style style:name="P5" style:parent-style-name="Normal" style:family="paragraph">
      <style:text-properties style:font-name="Bahnschrift Light" fo:color="#000000" fo:font-size="10pt" style:font-size-asian="10pt"/>
    </style:style>
    <style:style style:name="P6" style:parent-style-name="Normal" style:family="paragraph">
      <style:text-properties style:font-name="Bahnschrift Light" fo:color="#000000" fo:font-size="10pt" style:font-size-asian="10pt"/>
    </style:style>
    <style:style style:name="P7" style:parent-style-name="Normal" style:family="paragraph">
      <style:text-properties style:font-name="Futura PT Demi" fo:color="#FFFFFF" fo:font-size="12pt" style:font-size-asian="12pt"/>
    </style:style>
    <style:style style:name="P8" style:parent-style-name="Normal" style:family="paragraph">
      <style:text-properties style:font-name="Bahnschrift Light" fo:color="#000000" fo:font-size="10pt" style:font-size-asian="10pt"/>
    </style:style>
    <style:style style:name="P9" style:parent-style-name="Normal" style:family="paragraph">
      <style:text-properties style:font-name="Bahnschrift Light" fo:color="#000000" fo:font-size="10pt" style:font-size-asian="10pt"/>
    </style:style>
    <style:style style:name="P10" style:parent-style-name="Normal" style:family="paragraph">
      <style:text-properties style:font-name="Bahnschrift Light" fo:color="#000000" fo:font-size="10pt" style:font-size-asian="10pt"/>
    </style:style>
    <style:style style:name="P11" style:parent-style-name="Normal" style:family="paragraph">
      <style:text-properties style:font-name="Bahnschrift Light" fo:color="#000000" fo:font-size="10pt" style:font-size-asian="10pt"/>
    </style:style>
    <style:style style:name="P12" style:parent-style-name="Normal" style:family="paragraph">
      <style:text-properties style:font-name="Futura PT Demi" fo:color="#FFFFFF" fo:font-size="12pt" style:font-size-asian="12pt"/>
    </style:style>
    <style:style style:name="P13" style:parent-style-name="Normal" style:family="paragraph">
      <style:text-properties style:font-name="Bahnschrift Light" fo:color="#000000" fo:font-size="10pt" style:font-size-asian="10pt"/>
    </style:style>
    <style:style style:name="P14" style:parent-style-name="Normal" style:family="paragraph">
      <style:text-properties style:font-name="Futura PT Demi" fo:color="#FFFFFF" fo:font-size="12pt" style:font-size-asian="12pt"/>
    </style:style>
    <style:style style:name="P15" style:parent-style-name="Normal" style:family="paragraph">
      <style:text-properties fo:color="#211E1E" fo:font-size="10.5pt" style:font-size-asian="10.5pt" style:font-size-complex="10.5pt"/>
    </style:style>
    <style:style style:name="P16" style:parent-style-name="Normal" style:family="paragraph">
      <style:text-properties style:font-name="Futura PT Demi" fo:color="#FFFFFF" fo:font-size="12pt" style:font-size-asian="12pt"/>
    </style:style>
    <style:style style:name="P17" style:parent-style-name="Normal" style:family="paragraph">
      <style:text-properties fo:color="#211E1E" fo:font-size="10.5pt" style:font-size-asian="10.5pt" style:font-size-complex="10.5pt"/>
    </style:style>
    <style:style style:name="P18" style:parent-style-name="Normal" style:family="paragraph">
      <style:text-properties style:font-name="Futura PT Demi" fo:color="#FFFFFF" fo:font-size="12pt" style:font-size-asian="12pt"/>
    </style:style>
    <style:style style:name="T19" style:parent-style-name="Fuentedepárrafopredeter." style:family="text">
      <style:text-properties fo:color="#211E1E" fo:font-size="10.5pt" style:font-size-asian="10.5pt" style:font-size-complex="10.5pt"/>
    </style:style>
    <style:style style:name="T20" style:parent-style-name="Fuentedepárrafopredeter." style:family="text">
      <style:text-properties fo:color="#211E1E" fo:font-size="10.5pt" style:font-size-asian="10.5pt" style:font-size-complex="10.5pt"/>
    </style:style>
  </office:automatic-styles>
  <office:body>
    <office:text text:use-soft-page-breaks="true">
      <text:p text:style-name="P1">Historia del P2P</text:p>
      <text:p text:style-name="P2">INTRODUCCIÓN.</text:p>
      <text:p text:style-name="P3">Las aplicaciones P2P<text:s/>se originan en de los sistemas de envío y recepción de mensajes telemáticos de los<text:s/>años 90<text:s/>como<text:s/>Usenet e Internet Relay Chat<text:s/>(IRC).<text:s/></text:p>
      <text:p text:style-name="P4">Éstas fueron<text:s/>aplicaciones de bajo rendimiento que en su mayoría eran conversacionales, es decir que<text:s/>permitían que un usuario se comunicara con<text:s/>uno o<text:s/>más usuarios, pero<text:s/>sin emular sistemas<text:s/>cliente-servidor tradicionales<text:s/>como de transferencia de archivos o<text:s/>streaming de audio/vídeo.</text:p>
      <text:p text:style-name="P5">La primera aparición de una aplicación<text:s/>P2P<text:s/>mundialmente reconocida fue<text:s/>Napster, que fue creada en 1999 como un medio para que los usuarios<text:s/>compartieran e intercambiaran<text:s/>música<text:s/>entre sí sin intermediarios.<text:s/></text:p>
      <text:p text:style-name="P6">Napster pronto se encontró con problemas que eran una señal temprana de problemas que afectarían a la mayoría de las aplicaciones P2P: El intercambio masivo de material<text:s/>ilícitos.</text:p>
      <text:p text:style-name="P7">NAPSTER.</text:p>
      <text:p text:style-name="P8">Shawn Fanning es conocido por desarrollar Napster, la primera red P2P para el intercambio de archivos, lanzada a principios de 1999, la cuál es considerada la primera gran aplicación del P2P, Esta red nace motivada por una necesidad social y un momento de revolución de internet, cuando<text:s/>comienza a crecer el número de usuarios que buscaban lugares desde donde<text:s/>podían descargar gratuitamente archivos de música en formato mp3 después de que la Recording Industry Association of America (RIAA), comenzara a demandar a los sitios de descarga de música obligándolos a eliminar todo contenido que infringiese los derechos de autor.</text:p>
      <text:p text:style-name="P9">La motivación de<text:s/>Shawn Fanning<text:s/>fue impulsada por la frustración con los portales de descarga de música del momento como<text:s/>MP3.com, Lycos y Scour.net, y para crear una crear una comunidad musical innovadora que no tenía precedentes hasta entonces.</text:p>
      <text:p text:style-name="P10">Fanning como un usuario<text:s/>frecuente<text:s/>de IRC (Internet Relay Chat) durante años<text:s/>y por tanto conocedor de las comunidades<text:s/>en línea y el intercambio de archivos que estaban<text:s/>teniendo lugar en esas redes<text:s/>se<text:s/>puede argumentar que las redes IRC le dieron la inspiración para crear Napster.<text:s/></text:p>
      <text:p text:style-name="P11">A finales de 1998 Fanning<text:s/>se da cuenta de<text:s/>que la gente no puede satisfacer sus necesidades musicales<text:s/>y<text:s/>las posibilidades de la<text:s/>tecnología IRC que puede reunir a personas de cualquier parte del mundo y permitirles intercambiar archivos, aunque sea de forma rudimentaria. Su contribución fue entender este entorno, y proponer una mejor solución tecnológica que pensó que resolvería esta necesidad social.</text:p>
      <text:p text:style-name="P12">IRC</text:p>
      <text:p text:style-name="P13">IRC era un protocolo popular para la comunicación de texto por Internet creado en 1998 por Jarkko Oikarinen, de la Universidad de Oulu, Finlandia, a quien le gustaba jugar con el software de comunicación en su tiempo libre5. La aplicación IRC que creó consistía en dos partes: un servidor -llamado IRCd o demonio IRC- que era un software que él mismo configuró para ejecutarse en el servidor de su Departamento, y un cliente, que necesitaba ejecutarse en cada uno de los ordenadores de los usuarios que querían chatear.</text:p>
      <text:p text:style-name="P14">GNUTELLA</text:p>
      <text:p text:style-name="P15">Mientras que algunos hackers intentaron copiar y aplicar ingeniería inversa a Napster, otros, como Justin Frankel, decidieron llevar la idea del P2P más allá y mejorar el sistema. Frankel se había hecho famoso en 1996 a la edad de 18 años por crear la popular aplicación de reproductor de mp3 Winamp. Poco después, se asoció con Tom Pepper para crear una empresa llamada Nullsoft y<text:s/><text:soft-page-break/>desarrollar Shoutcast, una aplicación para establecer estaciones de radio por Internet de forma económica. La combinación única de Winamp y Shoutcast llamó la atención de AOL, uno de los mayores ISP de la época.</text:p>
      <text:p text:style-name="P16">KAZAA</text:p>
      <text:p text:style-name="P17">A pesar de la prominencia de las compañías e individuos estadounidenses, el P2P no era sólo un fenómeno estadounidense. Niklas Zennström y Janus Friis, dos jóvenes europeos y empleados del proveedor sueco de servicios de telecomunicaciones de bajo coste Tele2, fueron los responsables de escribir un capítulo importante en la historia del P2P.</text:p>
      <text:p text:style-name="P18">MOJO NATION</text:p>
      <text:p text:style-name="Normal"><text:span text:style-name="T19">Mojo Nation es una red P2P fracasada que incluimos aquí como ejemplo del desarrollo multidireccional de la tecnología y también por la influencia que tuvo en el futuro de las redes P2P. Fue la creación de Jim McCoy, un veterano de Internet que dejó su trabajo en Yahoo en mayo de 2000 para fundar una empresa a la que llamó Autonomous Zone In - dustries -nombre que hace referencia a una novela del escritor anarquista Hakim Bey- y desarrollar su propia red P2P</text:span><text:span text:style-name="T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utura PT Demi" svg:font-family="Futura PT Demi" style:font-family-generic="swiss" style:font-pitch="variable" svg:panose-1="2 11 7 2 2 2 4 2 3 3"/>
    <style:font-face style:name="Bahnschrift Light" svg:font-family="Bahnschrift Light"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Cambria" style:font-name-complex="Cambria"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Naval Alcalá</meta:initial-creator>
    <dc:creator>Daniel Naval Alcalá</dc:creator>
    <meta:creation-date>2018-11-14T19:24:00Z</meta:creation-date>
    <dc:date>2018-11-15T01:39:00Z</dc:date>
    <meta:template xlink:href="Normal.dotm" xlink:type="simple"/>
    <meta:editing-cycles>6</meta:editing-cycles>
    <meta:editing-duration>PT22080S</meta:editing-duration>
    <meta:document-statistic meta:page-count="2" meta:paragraph-count="15" meta:word-count="681" meta:character-count="4352" meta:row-count="70" meta:non-whitespace-character-count="3686"/>
  </office:meta>
</office:document-meta>
</file>